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gthFilter.LengthFilter( TokenStream in , int min , int m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ngthFilter.incrementTok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engthFilter.next( final Token reusable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